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Heading_20_2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text-indent="0in" style:auto-text-indent="false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7" style:family="paragraph" style:parent-style-name="Text_20_body" style:list-style-name="L2">
      <style:paragraph-properties fo:margin-left="0in" fo:margin-right="0in" fo:text-indent="0in" style:auto-text-indent="false"/>
    </style:style>
    <style:style style:name="P8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Text_20_body" style:list-style-name="L3">
      <style:paragraph-properties fo:margin-left="0in" fo:margin-right="0in" fo:text-indent="0in" style:auto-text-indent="false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Text_20_body" style:list-style-name="L4">
      <style:paragraph-properties fo:margin-left="0in" fo:margin-right="0in" fo:text-indent="0in" style:auto-text-indent="false"/>
    </style:style>
    <style:style style:name="P12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5">
      <style:paragraph-properties fo:margin-left="0in" fo:margin-right="0in" fo:text-indent="0in" style:auto-text-indent="false"/>
    </style:style>
    <style:style style:name="P14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15" style:family="paragraph" style:parent-style-name="Text_20_body" style:list-style-name="L6">
      <style:paragraph-properties fo:margin-left="0in" fo:margin-right="0in" fo:text-indent="0in" style:auto-text-indent="false"/>
    </style:style>
    <style:style style:name="P16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17" style:family="paragraph" style:parent-style-name="Text_20_body" style:list-style-name="L7">
      <style:paragraph-properties fo:margin-left="0in" fo:margin-right="0in" fo:text-indent="0in" style:auto-text-indent="false"/>
    </style:style>
    <style:style style:name="P18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</style:style>
    <style:style style:name="P19" style:family="paragraph" style:parent-style-name="Text_20_body" style:list-style-name="L8">
      <style:paragraph-properties fo:margin-left="0in" fo:margin-right="0in" fo:text-indent="0in" style:auto-text-indent="false"/>
    </style:style>
    <style:style style:name="P20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21" style:family="paragraph" style:parent-style-name="Text_20_body" style:list-style-name="L9">
      <style:paragraph-properties fo:margin-left="0in" fo:margin-right="0in" fo:text-indent="0in" style:auto-text-indent="false"/>
    </style:style>
    <style:style style:name="P22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P23" style:family="paragraph" style:parent-style-name="Text_20_body" style:list-style-name="L10">
      <style:paragraph-properties fo:margin-left="0in" fo:margin-right="0in" fo:text-indent="0in" style:auto-text-indent="false"/>
    </style:style>
    <style:style style:name="P24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/>
    </style:style>
    <style:style style:name="P25" style:family="paragraph" style:parent-style-name="Text_20_body" style:list-style-name="L11">
      <style:paragraph-properties fo:margin-left="0in" fo:margin-right="0in" fo:text-indent="0in" style:auto-text-indent="false"/>
    </style:style>
    <style:style style:name="P26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/>
    </style:style>
    <style:style style:name="P27" style:family="paragraph" style:parent-style-name="Text_20_body" style:list-style-name="L12">
      <style:paragraph-properties fo:margin-left="0in" fo:margin-right="0in" fo:text-indent="0in" style:auto-text-indent="false"/>
    </style:style>
    <style:style style:name="P28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/>
    </style:style>
    <style:style style:name="P29" style:family="paragraph" style:parent-style-name="Text_20_body" style:list-style-name="L13">
      <style:paragraph-properties fo:margin-left="0in" fo:margin-right="0in" fo:text-indent="0in" style:auto-text-indent="false"/>
    </style:style>
    <style:style style:name="P30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/>
    </style:style>
    <style:style style:name="P31" style:family="paragraph" style:parent-style-name="Text_20_body" style:list-style-name="L14">
      <style:paragraph-properties fo:margin-left="0in" fo:margin-right="0in" fo:text-indent="0in" style:auto-text-indent="false"/>
    </style:style>
    <style:style style:name="P32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/>
    </style:style>
    <style:style style:name="P33" style:family="paragraph" style:parent-style-name="Text_20_body" style:list-style-name="L15">
      <style:paragraph-properties fo:margin-left="0in" fo:margin-right="0in" fo:text-indent="0in" style:auto-text-indent="false"/>
    </style:style>
    <style:style style:name="P34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/>
    </style:style>
    <style:style style:name="P35" style:family="paragraph" style:parent-style-name="Text_20_body" style:list-style-name="L16">
      <style:paragraph-properties fo:margin-left="0in" fo:margin-right="0in" fo:text-indent="0in" style:auto-text-indent="false"/>
    </style:style>
    <style:style style:name="P36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/>
    </style:style>
    <style:style style:name="P37" style:family="paragraph" style:parent-style-name="Text_20_body" style:list-style-name="L17">
      <style:paragraph-properties fo:margin-left="0in" fo:margin-right="0in" fo:text-indent="0in" style:auto-text-indent="false"/>
    </style:style>
    <style:style style:name="P38" style:family="paragraph" style:parent-style-name="Text_20_body" style:list-style-name="L18">
      <style:paragraph-properties fo:margin-left="0in" fo:margin-right="0in" fo:margin-top="0in" fo:margin-bottom="0in" style:contextual-spacing="false" fo:text-indent="0in" style:auto-text-indent="false"/>
    </style:style>
    <style:style style:name="P39" style:family="paragraph" style:parent-style-name="Text_20_body" style:list-style-name="L18">
      <style:paragraph-properties fo:margin-left="0in" fo:margin-right="0in" fo:text-indent="0in" style:auto-text-indent="false"/>
    </style:style>
    <style:style style:name="P40" style:family="paragraph" style:parent-style-name="Text_20_body" style:list-style-name="L19">
      <style:paragraph-properties fo:margin-left="0in" fo:margin-right="0in" fo:margin-top="0in" fo:margin-bottom="0in" style:contextual-spacing="false" fo:text-indent="0in" style:auto-text-indent="false"/>
    </style:style>
    <style:style style:name="P41" style:family="paragraph" style:parent-style-name="Text_20_body" style:list-style-name="L19">
      <style:paragraph-properties fo:margin-left="0in" fo:margin-right="0in" fo:text-indent="0in" style:auto-text-indent="false"/>
    </style:style>
    <style:style style:name="P42" style:family="paragraph" style:parent-style-name="Text_20_body" style:list-style-name="L20">
      <style:paragraph-properties fo:margin-left="0in" fo:margin-right="0in" fo:margin-top="0in" fo:margin-bottom="0in" style:contextual-spacing="false" fo:text-indent="0in" style:auto-text-indent="false"/>
    </style:style>
    <style:style style:name="P43" style:family="paragraph" style:parent-style-name="Text_20_body" style:list-style-name="L20">
      <style:paragraph-properties fo:margin-left="0in" fo:margin-right="0in" fo:text-indent="0in" style:auto-text-indent="false"/>
    </style:style>
    <style:style style:name="P44" style:family="paragraph" style:parent-style-name="Text_20_body" style:list-style-name="L21">
      <style:paragraph-properties fo:margin-left="0in" fo:margin-right="0in" fo:text-indent="0in" style:auto-text-indent="false"/>
    </style:style>
    <style:style style:name="P45" style:family="paragraph" style:parent-style-name="Text_20_body" style:list-style-name="L21">
      <style:paragraph-properties fo:margin-left="0in" fo:margin-right="0in" fo:margin-top="0in" fo:margin-bottom="0in" style:contextual-spacing="false" fo:text-indent="0in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commended Backend Systems for LangGraph Designer</text:h>
      <text:p text:style-name="P3">Based on the current application architecture and functionality, I recommend building the following backend systems to support the LangGraph Designer application in Azure:</text:p>
      <text:h text:style-name="P2" text:outline-level="2">1. Authentication and Authorization Service</text:h>
      <text:p text:style-name="P3"><text:span text:style-name="Strong_20_Emphasis">Purpose:</text:span> Manage user identity, authentication, and authorization.</text:p>
      <text:p text:style-name="P3"><text:span text:style-name="Strong_20_Emphasis">Recommended Azure Services:</text:span></text:p>
      <text:list text:style-name="L1">
        <text:list-item>
          <text:p text:style-name="P4">Azure Active Directory B2C for identity management</text:p>
        </text:list-item>
        <text:list-item>
          <text:p text:style-name="P4">Azure API Management for API security</text:p>
        </text:list-item>
        <text:list-item>
          <text:p text:style-name="P5">Azure Key Vault for secret management</text:p>
        </text:list-item>
      </text:list>
      <text:p text:style-name="P3"><text:span text:style-name="Strong_20_Emphasis">Key Features:</text:span></text:p>
      <text:list text:style-name="L2">
        <text:list-item>
          <text:p text:style-name="P6">Single sign-on (SSO) integration</text:p>
        </text:list-item>
        <text:list-item>
          <text:p text:style-name="P6">Role-based access control (RBAC)</text:p>
        </text:list-item>
        <text:list-item>
          <text:p text:style-name="P6">Multi-factor authentication</text:p>
        </text:list-item>
        <text:list-item>
          <text:p text:style-name="P6">Token-based authentication with JWT</text:p>
        </text:list-item>
        <text:list-item>
          <text:p text:style-name="P7">Integration with existing enterprise identity systems</text:p>
        </text:list-item>
      </text:list>
      <text:h text:style-name="P2" text:outline-level="2">2. Workflow Execution Engine</text:h>
      <text:p text:style-name="P3"><text:span text:style-name="Strong_20_Emphasis">Purpose:</text:span> Execute and manage the agent workflows created in the designer.</text:p>
      <text:p text:style-name="P3"><text:span text:style-name="Strong_20_Emphasis">Recommended Azure Services:</text:span></text:p>
      <text:list text:style-name="L3">
        <text:list-item>
          <text:p text:style-name="P8">Azure Functions for serverless execution</text:p>
        </text:list-item>
        <text:list-item>
          <text:p text:style-name="P8">Azure Logic Apps for complex workflow orchestration</text:p>
        </text:list-item>
        <text:list-item>
          <text:p text:style-name="P9">Azure Container Instances for isolated execution environments</text:p>
        </text:list-item>
      </text:list>
      <text:p text:style-name="P3"><text:span text:style-name="Strong_20_Emphasis">Key Features:</text:span></text:p>
      <text:list text:style-name="L4">
        <text:list-item>
          <text:p text:style-name="P10">Real-time workflow execution</text:p>
        </text:list-item>
        <text:list-item>
          <text:p text:style-name="P10">Parallel processing of workflow steps</text:p>
        </text:list-item>
        <text:list-item>
          <text:p text:style-name="P10">Error handling and retry mechanisms</text:p>
        </text:list-item>
        <text:list-item>
          <text:p text:style-name="P10">Execution monitoring and logging</text:p>
        </text:list-item>
        <text:list-item>
          <text:p text:style-name="P11">Support for different agent types and models</text:p>
        </text:list-item>
      </text:list>
      <text:h text:style-name="P2" text:outline-level="2">3. Model Management Service</text:h>
      <text:p text:style-name="P3"><text:span text:style-name="Strong_20_Emphasis">Purpose:</text:span> Manage LLM models, versioning, and deployment.</text:p>
      <text:p text:style-name="P3"><text:span text:style-name="Strong_20_Emphasis">Recommended Azure Services:</text:span></text:p>
      <text:list text:style-name="L5">
        <text:list-item>
          <text:p text:style-name="P12"><text:soft-page-break/>Azure Machine Learning for model management</text:p>
        </text:list-item>
        <text:list-item>
          <text:p text:style-name="P12">Azure OpenAI Service for model access</text:p>
        </text:list-item>
        <text:list-item>
          <text:p text:style-name="P13">Azure Container Registry for custom model containers</text:p>
        </text:list-item>
      </text:list>
      <text:p text:style-name="P3"><text:span text:style-name="Strong_20_Emphasis">Key Features:</text:span></text:p>
      <text:list text:style-name="L6">
        <text:list-item>
          <text:p text:style-name="P14">Model registry and versioning</text:p>
        </text:list-item>
        <text:list-item>
          <text:p text:style-name="P14">Model deployment and scaling</text:p>
        </text:list-item>
        <text:list-item>
          <text:p text:style-name="P14">Usage tracking and quotas</text:p>
        </text:list-item>
        <text:list-item>
          <text:p text:style-name="P14">Cost management</text:p>
        </text:list-item>
        <text:list-item>
          <text:p text:style-name="P15">A/B testing capabilities</text:p>
        </text:list-item>
      </text:list>
      <text:h text:style-name="P2" text:outline-level="2">4. Memory and Vector Store Service</text:h>
      <text:p text:style-name="P3"><text:span text:style-name="Strong_20_Emphasis">Purpose:</text:span> Manage different types of memory for agents and vector storage for retrieval.</text:p>
      <text:p text:style-name="P3"><text:span text:style-name="Strong_20_Emphasis">Recommended Azure Services:</text:span></text:p>
      <text:list text:style-name="L7">
        <text:list-item>
          <text:p text:style-name="P16">Azure Cosmos DB for document storage</text:p>
        </text:list-item>
        <text:list-item>
          <text:p text:style-name="P16">Azure Cognitive Search for vector search</text:p>
        </text:list-item>
        <text:list-item>
          <text:p text:style-name="P17">Azure Cache for Redis for short-term memory</text:p>
        </text:list-item>
      </text:list>
      <text:p text:style-name="P3"><text:span text:style-name="Strong_20_Emphasis">Key Features:</text:span></text:p>
      <text:list text:style-name="L8">
        <text:list-item>
          <text:p text:style-name="P18">Vector embedding storage and retrieval</text:p>
        </text:list-item>
        <text:list-item>
          <text:p text:style-name="P18">Conversation history management</text:p>
        </text:list-item>
        <text:list-item>
          <text:p text:style-name="P18">Knowledge base integration</text:p>
        </text:list-item>
        <text:list-item>
          <text:p text:style-name="P18">Memory type implementations (buffer, summary, entity, etc.)</text:p>
        </text:list-item>
        <text:list-item>
          <text:p text:style-name="P19">Efficient retrieval mechanisms</text:p>
        </text:list-item>
      </text:list>
      <text:h text:style-name="P2" text:outline-level="2">5. Tool Integration Service</text:h>
      <text:p text:style-name="P3"><text:span text:style-name="Strong_20_Emphasis">Purpose:</text:span> Manage external tool integrations and their execution.</text:p>
      <text:p text:style-name="P3"><text:span text:style-name="Strong_20_Emphasis">Recommended Azure Services:</text:span></text:p>
      <text:list text:style-name="L9">
        <text:list-item>
          <text:p text:style-name="P20">Azure API Management for API integration</text:p>
        </text:list-item>
        <text:list-item>
          <text:p text:style-name="P20">Azure Logic Apps for connector management</text:p>
        </text:list-item>
        <text:list-item>
          <text:p text:style-name="P21">Azure Functions for custom tool implementations</text:p>
        </text:list-item>
      </text:list>
      <text:p text:style-name="P3"><text:span text:style-name="Strong_20_Emphasis">Key Features:</text:span></text:p>
      <text:list text:style-name="L10">
        <text:list-item>
          <text:p text:style-name="P22">Tool registry and discovery</text:p>
        </text:list-item>
        <text:list-item>
          <text:p text:style-name="P22">Secure credential management</text:p>
        </text:list-item>
        <text:list-item>
          <text:p text:style-name="P22">Tool execution and monitoring</text:p>
        </text:list-item>
        <text:list-item>
          <text:p text:style-name="P22">Rate limiting and quota management</text:p>
        </text:list-item>
        <text:list-item>
          <text:p text:style-name="P23">Custom tool development framework</text:p>
        </text:list-item>
      </text:list>
      <text:h text:style-name="P2" text:outline-level="2"><text:soft-page-break/>6. Deployment and Environment Management</text:h>
      <text:p text:style-name="P3"><text:span text:style-name="Strong_20_Emphasis">Purpose:</text:span> Manage the deployment of workflows across different environments.</text:p>
      <text:p text:style-name="P3"><text:span text:style-name="Strong_20_Emphasis">Recommended Azure Services:</text:span></text:p>
      <text:list text:style-name="L11">
        <text:list-item>
          <text:p text:style-name="P24">Azure DevOps for CI/CD pipelines</text:p>
        </text:list-item>
        <text:list-item>
          <text:p text:style-name="P24">Azure Resource Manager for infrastructure as code</text:p>
        </text:list-item>
        <text:list-item>
          <text:p text:style-name="P25">Azure App Configuration for environment settings</text:p>
        </text:list-item>
      </text:list>
      <text:p text:style-name="P3"><text:span text:style-name="Strong_20_Emphasis">Key Features:</text:span></text:p>
      <text:list text:style-name="L12">
        <text:list-item>
          <text:p text:style-name="P26">Environment separation (dev, test, prod)</text:p>
        </text:list-item>
        <text:list-item>
          <text:p text:style-name="P26">Deployment approval workflows</text:p>
        </text:list-item>
        <text:list-item>
          <text:p text:style-name="P26">Version control integration</text:p>
        </text:list-item>
        <text:list-item>
          <text:p text:style-name="P26">Rollback capabilities</text:p>
        </text:list-item>
        <text:list-item>
          <text:p text:style-name="P27">Configuration management</text:p>
        </text:list-item>
      </text:list>
      <text:h text:style-name="P2" text:outline-level="2">7. Monitoring and Analytics Service</text:h>
      <text:p text:style-name="P3"><text:span text:style-name="Strong_20_Emphasis">Purpose:</text:span> Track usage, performance, and provide insights.</text:p>
      <text:p text:style-name="P3"><text:span text:style-name="Strong_20_Emphasis">Recommended Azure Services:</text:span></text:p>
      <text:list text:style-name="L13">
        <text:list-item>
          <text:p text:style-name="P28">Azure Application Insights for application monitoring</text:p>
        </text:list-item>
        <text:list-item>
          <text:p text:style-name="P28">Azure Monitor for system monitoring</text:p>
        </text:list-item>
        <text:list-item>
          <text:p text:style-name="P28">Azure Log Analytics for log management</text:p>
        </text:list-item>
        <text:list-item>
          <text:p text:style-name="P29">Power BI for analytics dashboards</text:p>
        </text:list-item>
      </text:list>
      <text:p text:style-name="P3"><text:span text:style-name="Strong_20_Emphasis">Key Features:</text:span></text:p>
      <text:list text:style-name="L14">
        <text:list-item>
          <text:p text:style-name="P30">Real-time monitoring dashboards</text:p>
        </text:list-item>
        <text:list-item>
          <text:p text:style-name="P30">Performance metrics and alerts</text:p>
        </text:list-item>
        <text:list-item>
          <text:p text:style-name="P30">Usage analytics and trends</text:p>
        </text:list-item>
        <text:list-item>
          <text:p text:style-name="P30">Cost tracking and optimization</text:p>
        </text:list-item>
        <text:list-item>
          <text:p text:style-name="P31">Audit logging</text:p>
        </text:list-item>
      </text:list>
      <text:h text:style-name="P2" text:outline-level="2">8. Work Group Collaboration Service</text:h>
      <text:p text:style-name="P3"><text:span text:style-name="Strong_20_Emphasis">Purpose:</text:span> Enable collaboration within work groups.</text:p>
      <text:p text:style-name="P3"><text:span text:style-name="Strong_20_Emphasis">Recommended Azure Services:</text:span></text:p>
      <text:list text:style-name="L15">
        <text:list-item>
          <text:p text:style-name="P32">Azure Communication Services for real-time collaboration</text:p>
        </text:list-item>
        <text:list-item>
          <text:p text:style-name="P32">Azure SignalR Service for real-time updates</text:p>
        </text:list-item>
        <text:list-item>
          <text:p text:style-name="P33">Azure Storage for shared assets</text:p>
        </text:list-item>
      </text:list>
      <text:p text:style-name="P3"><text:span text:style-name="Strong_20_Emphasis">Key Features:</text:span></text:p>
      <text:list text:style-name="L16">
        <text:list-item>
          <text:p text:style-name="P34">Real-time collaborative editing</text:p>
        </text:list-item>
        <text:list-item>
          <text:p text:style-name="P34"><text:soft-page-break/>Comments and feedback system</text:p>
        </text:list-item>
        <text:list-item>
          <text:p text:style-name="P34">Activity feeds and notifications</text:p>
        </text:list-item>
        <text:list-item>
          <text:p text:style-name="P34">Sharing and permissions management</text:p>
        </text:list-item>
        <text:list-item>
          <text:p text:style-name="P35">Version history and comparison</text:p>
        </text:list-item>
      </text:list>
      <text:h text:style-name="P2" text:outline-level="2">9. Content Management System</text:h>
      <text:p text:style-name="P3"><text:span text:style-name="Strong_20_Emphasis">Purpose:</text:span> Manage documentation, templates, and reusable components.</text:p>
      <text:p text:style-name="P3"><text:span text:style-name="Strong_20_Emphasis">Recommended Azure Services:</text:span></text:p>
      <text:list text:style-name="L17">
        <text:list-item>
          <text:p text:style-name="P36">Azure Blob Storage for content storage</text:p>
        </text:list-item>
        <text:list-item>
          <text:p text:style-name="P36">Azure CDN for content delivery</text:p>
        </text:list-item>
        <text:list-item>
          <text:p text:style-name="P37">Azure Static Web Apps for documentation hosting</text:p>
        </text:list-item>
      </text:list>
      <text:p text:style-name="P3"><text:span text:style-name="Strong_20_Emphasis">Key Features:</text:span></text:p>
      <text:list text:style-name="L18">
        <text:list-item>
          <text:p text:style-name="P38">Documentation management</text:p>
        </text:list-item>
        <text:list-item>
          <text:p text:style-name="P38">Template library</text:p>
        </text:list-item>
        <text:list-item>
          <text:p text:style-name="P38">Component marketplace</text:p>
        </text:list-item>
        <text:list-item>
          <text:p text:style-name="P38">Version control for content</text:p>
        </text:list-item>
        <text:list-item>
          <text:p text:style-name="P39">Search and discovery</text:p>
        </text:list-item>
      </text:list>
      <text:h text:style-name="P2" text:outline-level="2">10. Integration Hub</text:h>
      <text:p text:style-name="P3"><text:span text:style-name="Strong_20_Emphasis">Purpose:</text:span> Connect with external systems and services.</text:p>
      <text:p text:style-name="P3"><text:span text:style-name="Strong_20_Emphasis">Recommended Azure Services:</text:span></text:p>
      <text:list text:style-name="L19">
        <text:list-item>
          <text:p text:style-name="P40">Azure API Management for API gateway</text:p>
        </text:list-item>
        <text:list-item>
          <text:p text:style-name="P40">Azure Event Grid for event-driven architecture</text:p>
        </text:list-item>
        <text:list-item>
          <text:p text:style-name="P41">Azure Service Bus for message queuing</text:p>
        </text:list-item>
      </text:list>
      <text:p text:style-name="P3"><text:span text:style-name="Strong_20_Emphasis">Key Features:</text:span></text:p>
      <text:list text:style-name="L20">
        <text:list-item>
          <text:p text:style-name="P42">Webhook management</text:p>
        </text:list-item>
        <text:list-item>
          <text:p text:style-name="P42">API gateway for external services</text:p>
        </text:list-item>
        <text:list-item>
          <text:p text:style-name="P42">Event subscription and publishing</text:p>
        </text:list-item>
        <text:list-item>
          <text:p text:style-name="P42">Message queue for asynchronous processing</text:p>
        </text:list-item>
        <text:list-item>
          <text:p text:style-name="P43">Integration with enterprise systems</text:p>
        </text:list-item>
      </text:list>
      <text:h text:style-name="P2" text:outline-level="2">Implementation Strategy</text:h>
      <text:p text:style-name="P3">I recommend a phased approach to implementing these backend systems:</text:p>
      <text:list text:style-name="L21">
        <text:list-item>
          <text:p text:style-name="P44"><text:span text:style-name="Strong_20_Emphasis">Phase 1:</text:span> Core Infrastructure</text:p>
          <text:list>
            <text:list-item>
              <text:p text:style-name="P45">Authentication Service</text:p>
            </text:list-item>
            <text:list-item>
              <text:p text:style-name="P45">Database Implementation</text:p>
            </text:list-item>
            <text:list-item>
              <text:p text:style-name="P45"><text:soft-page-break/>Basic API Layer</text:p>
            </text:list-item>
          </text:list>
        </text:list-item>
        <text:list-item>
          <text:p text:style-name="P44"><text:span text:style-name="Strong_20_Emphasis">Phase 2:</text:span> Workflow Capabilities</text:p>
          <text:list>
            <text:list-item>
              <text:p text:style-name="P45">Workflow Execution Engine</text:p>
            </text:list-item>
            <text:list-item>
              <text:p text:style-name="P45">Model Management Service</text:p>
            </text:list-item>
            <text:list-item>
              <text:p text:style-name="P45">Memory Service</text:p>
            </text:list-item>
          </text:list>
        </text:list-item>
        <text:list-item>
          <text:p text:style-name="P44"><text:span text:style-name="Strong_20_Emphasis">Phase 3:</text:span> Collaboration Features</text:p>
          <text:list>
            <text:list-item>
              <text:p text:style-name="P45">Work Group Collaboration Service</text:p>
            </text:list-item>
            <text:list-item>
              <text:p text:style-name="P45">Deployment Management</text:p>
            </text:list-item>
            <text:list-item>
              <text:p text:style-name="P45">Monitoring and Analytics</text:p>
            </text:list-item>
          </text:list>
        </text:list-item>
        <text:list-item>
          <text:p text:style-name="P44"><text:span text:style-name="Strong_20_Emphasis">Phase 4:</text:span> Advanced Features</text:p>
          <text:list>
            <text:list-item>
              <text:p text:style-name="P45">Tool Integration Service</text:p>
            </text:list-item>
            <text:list-item>
              <text:p text:style-name="P45">Content Management System</text:p>
            </text:list-item>
            <text:list-item>
              <text:p text:style-name="P44">Integration Hub</text:p>
            </text:list-item>
          </text:list>
        </text:list-item>
      </text:list>
      <text:p text:style-name="P3">This approach allows for incremental development and deployment while providing immediate value to users at each phase.</text:p>
      <text:p text:style-name="P3">Would you like me to elaborate on any specific backend system or discuss implementation details for a particular component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21:31:37.701593966</meta:creation-date>
    <dc:date>2025-05-03T21:31:53.794206269</dc:date>
    <meta:editing-duration>PT17S</meta:editing-duration>
    <meta:editing-cycles>1</meta:editing-cycles>
    <meta:document-statistic meta:table-count="0" meta:image-count="0" meta:object-count="0" meta:page-count="5" meta:paragraph-count="143" meta:word-count="772" meta:character-count="5200" meta:non-whitespace-character-count="4668"/>
    <meta:generator>LibreOffice/24.2.7.2$Linux_X86_64 LibreOffice_project/420$Build-2</meta:generator>
  </office:meta>
</office:document-meta>
</file>